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22"/>
    <style:style style:name="ce2" style:family="table-cell" style:parent-style-name="Default" style:data-style-name="N81"/>
    <style:style style:name="ce8" style:family="table-cell" style:parent-style-name="Default" style:data-style-name="N81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2"/>
    <style:style style:name="ce10" style:family="table-cell" style:parent-style-name="Default" style:data-style-name="N3"/>
    <style:style style:name="ce4" style:family="table-cell" style:parent-style-name="Default" style:data-style-name="N3"/>
    <style:style style:name="ce5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ce10"/>
        <table:table-column table:style-name="co2" table:default-cell-style-name="ce2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Форма индикатора</text:p>
          </table:table-cell>
          <table:table-cell office:value-type="string" calcext:value-type="string">
            <text:p>Номер раствора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_615</text:p>
          </table:table-cell>
          <table:table-cell office:value-type="string" calcext:value-type="string">
            <text:p>Коэффициент экстинкции</text:p>
          </table:table-cell>
          <table:table-cell office:value-type="string" calcext:value-type="string">
            <text:p>индивид коэф экстинкции</text:p>
          </table:table-cell>
          <table:table-cell/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1" table:number-rows-spanned="4">
            <text:p>HA^-</text:p>
          </table:table-cell>
          <table:table-cell office:value-type="float" office:value="1" calcext:value-type="float">
            <text:p>1</text:p>
          </table:table-cell>
          <table:table-cell table:formula="of:=[.H2]*[.$H$10]/[.$H$11]/50" office:value-type="float" office:value="0.0000512500200195391" calcext:value-type="float">
            <text:p>5.13E-05</text:p>
          </table:table-cell>
          <table:table-cell office:value-type="float" office:value="0.00191294889815693" calcext:value-type="float">
            <text:p>1.91E-03</text:p>
          </table:table-cell>
          <table:table-cell table:style-name="ce4" table:formula="of:=AVERAGE([.F2:.F5])" office:value-type="float" office:value="27.2677870556568" calcext:value-type="float" table:number-columns-spanned="1" table:number-rows-spanned="4">
            <text:p>27</text:p>
          </table:table-cell>
          <table:table-cell table:formula="of:=[.D2]/[.C2]" office:value-type="float" office:value="37.3258175787565" calcext:value-type="float">
            <text:p>3.73E+0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formula="of:=[.H3]*[.$H$10]/[.$H$11]/50" office:value-type="float" office:value="0.0000384375150146543" calcext:value-type="float">
            <text:p>3.84E-05</text:p>
          </table:table-cell>
          <table:table-cell office:value-type="float" office:value="0.00142577708485601" calcext:value-type="float">
            <text:p>1.43E-03</text:p>
          </table:table-cell>
          <table:covered-table-cell/>
          <table:table-cell table:formula="of:=[.D3]/[.C3]" office:value-type="float" office:value="37.0933730838852" calcext:value-type="float">
            <text:p>3.71E+0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formula="of:=[.H4]*[.$H$10]/[.$H$11]/50" office:value-type="float" office:value="0.0000256250100097695" calcext:value-type="float">
            <text:p>2.56E-05</text:p>
          </table:table-cell>
          <table:table-cell office:value-type="float" office:value="0.000213053314076283" calcext:value-type="float">
            <text:p>2.13E-04</text:p>
          </table:table-cell>
          <table:covered-table-cell/>
          <table:table-cell table:formula="of:=[.D4]/[.C4]" office:value-type="float" office:value="8.31427242350565" calcext:value-type="float">
            <text:p>8.31E+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formula="of:=[.H5]*[.$H$10]/[.$H$11]/50" office:value-type="float" office:value="0.0000128125050048848" calcext:value-type="float">
            <text:p>1.28E-05</text:p>
          </table:table-cell>
          <table:table-cell office:value-type="float" office:value="0.00033745172262823" calcext:value-type="float">
            <text:p>3.37E-04</text:p>
          </table:table-cell>
          <table:covered-table-cell/>
          <table:table-cell table:formula="of:=[.D5]/[.C5]" office:value-type="float" office:value="26.3376851364801" calcext:value-type="float">
            <text:p>2.63E+0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 table:number-columns-spanned="1" table:number-rows-spanned="4">
            <text:p>A^2-</text:p>
          </table:table-cell>
          <table:table-cell office:value-type="float" office:value="5" calcext:value-type="float">
            <text:p>5</text:p>
          </table:table-cell>
          <table:table-cell table:formula="of:=[.H6]*[.$H$10]/[.$H$11]/50" office:value-type="float" office:value="0.0000256250100097695" calcext:value-type="float">
            <text:p>2.56E-05</text:p>
          </table:table-cell>
          <table:table-cell office:value-type="float" office:value="0.991960491041209" calcext:value-type="float">
            <text:p>9.92E-01</text:p>
          </table:table-cell>
          <table:table-cell table:style-name="ce4" table:formula="of:=AVERAGE([.F6:.F9])" office:value-type="float" office:value="36410.6607130367" calcext:value-type="float" table:number-columns-spanned="1" table:number-rows-spanned="4">
            <text:p>36,411</text:p>
          </table:table-cell>
          <table:table-cell table:formula="of:=[.D6]/[.C6]" office:value-type="float" office:value="38710.6381875763" calcext:value-type="float">
            <text:p>3.87E+0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formula="of:=[.H7]*[.$H$10]/[.$H$11]/50" office:value-type="float" office:value="0.0000128125050048848" calcext:value-type="float">
            <text:p>1.28E-05</text:p>
          </table:table-cell>
          <table:table-cell office:value-type="float" office:value="0.476318629129317" calcext:value-type="float">
            <text:p>4.76E-01</text:p>
          </table:table-cell>
          <table:covered-table-cell/>
          <table:table-cell table:formula="of:=[.D7]/[.C7]" office:value-type="float" office:value="37176.0736052568" calcext:value-type="float">
            <text:p>3.72E+0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formula="of:=[.H8]*[.$H$10]/[.$H$11]/50" office:value-type="float" office:value="0.00000640625250244239" calcext:value-type="float">
            <text:p>6.41E-06</text:p>
          </table:table-cell>
          <table:table-cell office:value-type="float" office:value="0.207755023487062" calcext:value-type="float">
            <text:p>2.08E-01</text:p>
          </table:table-cell>
          <table:covered-table-cell/>
          <table:table-cell table:formula="of:=[.D8]/[.C8]" office:value-type="float" office:value="32430.0397787717" calcext:value-type="float">
            <text:p>3.24E+0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formula="of:=[.H9]*[.$H$10]/[.$H$11]/50" office:value-type="float" office:value="0.00000320312625122119" calcext:value-type="float">
            <text:p>3.20E-06</text:p>
          </table:table-cell>
          <table:table-cell office:value-type="float" office:value="0.119559542210932" calcext:value-type="float">
            <text:p>1.20E-01</text:p>
          </table:table-cell>
          <table:covered-table-cell/>
          <table:table-cell table:formula="of:=[.D9]/[.C9]" office:value-type="float" office:value="37325.891280542" calcext:value-type="float">
            <text:p>3.73E+04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c_std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g/l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</text:p>
          </table:table-cell>
          <table:table-cell office:value-type="float" office:value="624.39" calcext:value-type="float">
            <text:p>624.39</text:p>
          </table:table-cell>
          <table:table-cell office:value-type="string" calcext:value-type="string">
            <text:p>g/mol</text:p>
          </table:table-cell>
          <table:table-cell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Форма индикатора</text:p>
          </table:table-cell>
          <table:table-cell office:value-type="string" calcext:value-type="string">
            <text:p>Номер раствора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_433</text:p>
          </table:table-cell>
          <table:table-cell office:value-type="string" calcext:value-type="string">
            <text:p>Коэффициент экстинкции</text:p>
          </table:table-cell>
          <table:table-cell table:number-columns-repeated="11"/>
        </table:table-row>
        <table:table-row table:style-name="ro1">
          <table:table-cell office:value-type="string" calcext:value-type="string" table:number-columns-spanned="1" table:number-rows-spanned="4">
            <text:p>HA-</text:p>
          </table:table-cell>
          <table:table-cell office:value-type="float" office:value="1" calcext:value-type="float">
            <text:p>1</text:p>
          </table:table-cell>
          <table:table-cell table:formula="of:=[.H15]*[.$H$10]/[.$H$11]/50" office:value-type="float" office:value="0.0000512500200195391" calcext:value-type="float">
            <text:p>5.13E-05</text:p>
          </table:table-cell>
          <table:table-cell office:value-type="float" office:value="0.90741166018703" calcext:value-type="float">
            <text:p>9.07E-01</text:p>
          </table:table-cell>
          <table:table-cell table:style-name="ce4" table:formula="of:=AVERAGE([.F15:.F18])" office:value-type="float" office:value="17135.7577270941" calcext:value-type="float" table:number-columns-spanned="1" table:number-rows-spanned="4">
            <text:p>17,136</text:p>
          </table:table-cell>
          <table:table-cell table:formula="of:=[.D15]/[.C15]" office:value-type="float" office:value="17705.5864532556" calcext:value-type="float">
            <text:p>1.77E+0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formula="of:=[.H16]*[.$H$10]/[.$H$11]/50" office:value-type="float" office:value="0.0000384375150146543" calcext:value-type="float">
            <text:p>3.84E-05</text:p>
          </table:table-cell>
          <table:table-cell office:value-type="float" office:value="0.66633268359382" calcext:value-type="float">
            <text:p>6.66E-01</text:p>
          </table:table-cell>
          <table:covered-table-cell/>
          <table:table-cell table:formula="of:=[.D16]/[.C16]" office:value-type="float" office:value="17335.4776795477" calcext:value-type="float">
            <text:p>1.73E+0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formula="of:=[.H17]*[.$H$10]/[.$H$11]/50" office:value-type="float" office:value="0.0000256250100097695" calcext:value-type="float">
            <text:p>2.56E-05</text:p>
          </table:table-cell>
          <table:table-cell office:value-type="float" office:value="0.434143452209932" calcext:value-type="float">
            <text:p>4.34E-01</text:p>
          </table:table-cell>
          <table:covered-table-cell/>
          <table:table-cell table:formula="of:=[.D17]/[.C17]" office:value-type="float" office:value="16942.176882835" calcext:value-type="float">
            <text:p>1.69E+0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formula="of:=[.H18]*[.$H$10]/[.$H$11]/50" office:value-type="float" office:value="0.0000128125050048848" calcext:value-type="float">
            <text:p>1.28E-05</text:p>
          </table:table-cell>
          <table:table-cell office:value-type="float" office:value="0.212172390880547" calcext:value-type="float">
            <text:p>2.12E-01</text:p>
          </table:table-cell>
          <table:covered-table-cell/>
          <table:table-cell table:formula="of:=[.D18]/[.C18]" office:value-type="float" office:value="16559.7898927381" calcext:value-type="float">
            <text:p>1.66E+0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 table:number-columns-spanned="1" table:number-rows-spanned="4">
            <text:p>A2-</text:p>
          </table:table-cell>
          <table:table-cell office:value-type="float" office:value="5" calcext:value-type="float">
            <text:p>5</text:p>
          </table:table-cell>
          <table:table-cell table:formula="of:=[.H19]*[.$H$10]/[.$H$11]/50" office:value-type="float" office:value="0.0000256250100097695" calcext:value-type="float">
            <text:p>2.56E-05</text:p>
          </table:table-cell>
          <table:table-cell office:value-type="float" office:value="0.0817345968535218" calcext:value-type="float">
            <text:p>8.17E-02</text:p>
          </table:table-cell>
          <table:table-cell table:style-name="ce4" table:formula="of:=AVERAGE([.F19:.F22])" office:value-type="float" office:value="2986.66620402799" calcext:value-type="float" table:number-columns-spanned="1" table:number-rows-spanned="4">
            <text:p>2,987</text:p>
          </table:table-cell>
          <table:table-cell table:formula="of:=[.D19]/[.C19]" office:value-type="float" office:value="3189.64155808566" calcext:value-type="float">
            <text:p>3.19E+0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formula="of:=[.H20]*[.$H$10]/[.$H$11]/50" office:value-type="float" office:value="0.0000128125050048848" calcext:value-type="float">
            <text:p>1.28E-05</text:p>
          </table:table-cell>
          <table:table-cell office:value-type="float" office:value="0.0376838770242471" calcext:value-type="float">
            <text:p>3.77E-02</text:p>
          </table:table-cell>
          <table:covered-table-cell/>
          <table:table-cell table:formula="of:=[.D20]/[.C20]" office:value-type="float" office:value="2941.17949689621" calcext:value-type="float">
            <text:p>2.94E+0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formula="of:=[.H21]*[.$H$10]/[.$H$11]/50" office:value-type="float" office:value="0.00000640625250244239" calcext:value-type="float">
            <text:p>6.41E-06</text:p>
          </table:table-cell>
          <table:table-cell office:value-type="float" office:value="0.0141641730918508" calcext:value-type="float">
            <text:p>1.42E-02</text:p>
          </table:table-cell>
          <table:covered-table-cell/>
          <table:table-cell table:formula="of:=[.D21]/[.C21]" office:value-type="float" office:value="2210.99200920517" calcext:value-type="float">
            <text:p>2.21E+0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formula="of:=[.H22]*[.$H$10]/[.$H$11]/50" office:value-type="float" office:value="0.00000320312625122119" calcext:value-type="float">
            <text:p>3.20E-06</text:p>
          </table:table-cell>
          <table:table-cell office:value-type="float" office:value="0.0115467952783514" calcext:value-type="float">
            <text:p>1.15E-02</text:p>
          </table:table-cell>
          <table:covered-table-cell/>
          <table:table-cell table:formula="of:=[.D22]/[.C22]" office:value-type="float" office:value="3604.85175192493" calcext:value-type="float">
            <text:p>3.60E+03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" table:number-rows-spanned="2">
            <text:p>Номер раствора</text:p>
          </table:table-cell>
          <table:table-cell table:style-name="ce1" office:value-type="string" calcext:value-type="string" table:number-columns-spanned="1" table:number-rows-spanned="2">
            <text:p>pH</text:p>
          </table:table-cell>
          <table:table-cell table:style-name="ce8" office:value-type="string" calcext:value-type="string" table:number-columns-spanned="1" table:number-rows-spanned="2">
            <text:p>I_c, M</text:p>
          </table:table-cell>
          <table:table-cell table:style-name="ce1" office:value-type="string" calcext:value-type="string" table:number-columns-spanned="1" table:number-rows-spanned="2">
            <text:p>\lg{\frac{\gamma_{2-}{\gamma_{-}}}</text:p>
          </table:table-cell>
          <table:table-cell table:style-name="ce8" office:value-type="string" calcext:value-type="string" table:number-columns-spanned="2" table:number-rows-spanned="1">
            <text:p>D_{\lambda}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\alpha_{\lambda}</text:p>
          </table:table-cell>
          <table:covered-table-cell/>
          <table:table-cell table:style-name="ce8" office:value-type="string" calcext:value-type="string" table:number-columns-spanned="2" table:number-rows-spanned="1">
            <text:p>\lg{\frac{\alpha}{1-\alpha}}</text:p>
          </table:table-cell>
          <table:covered-table-cell/>
          <table:table-cell table:style-name="ce1" office:value-type="string" calcext:value-type="string" table:number-columns-spanned="2" table:number-rows-spanned="1">
            <text:p>\lg{K_a}</text:p>
          </table:table-cell>
          <table:covered-table-cell/>
          <table:table-cell table:style-name="ce1" office:value-type="string" calcext:value-type="string" table:number-columns-spanned="2" table:number-rows-spanned="1">
            <text:p>K_a</text:p>
          </table:table-cell>
          <table:covered-table-cell/>
          <table:table-cell/>
          <table:table-cell office:value-type="string" calcext:value-type="string">
            <text:p>C_0</text:p>
          </table:table-cell>
        </table:table-row>
        <table:table-row table:style-name="ro1">
          <table:covered-table-cell table:number-columns-repeated="4"/>
          <table:table-cell office:value-type="float" office:value="433" calcext:value-type="float">
            <text:p>433</text:p>
          </table:table-cell>
          <table:table-cell table:style-name="ce10" office:value-type="float" office:value="615" calcext:value-type="float">
            <text:p>615</text:p>
          </table:table-cell>
          <table:table-cell table:style-name="ce10" office:value-type="float" office:value="433" calcext:value-type="float">
            <text:p>433</text:p>
          </table:table-cell>
          <table:table-cell table:style-name="ce10" office:value-type="float" office:value="615" calcext:value-type="float">
            <text:p>615</text:p>
          </table:table-cell>
          <table:table-cell table:style-name="ce10" office:value-type="float" office:value="433" calcext:value-type="float">
            <text:p>433</text:p>
          </table:table-cell>
          <table:table-cell table:style-name="ce10" office:value-type="float" office:value="615" calcext:value-type="float">
            <text:p>615</text:p>
          </table:table-cell>
          <table:table-cell table:style-name="ce10" office:value-type="float" office:value="433" calcext:value-type="float">
            <text:p>433</text:p>
          </table:table-cell>
          <table:table-cell table:style-name="ce10" office:value-type="float" office:value="615" calcext:value-type="float">
            <text:p>615</text:p>
          </table:table-cell>
          <table:table-cell table:style-name="ce10" office:value-type="float" office:value="433" calcext:value-type="float">
            <text:p>433</text:p>
          </table:table-cell>
          <table:table-cell table:style-name="ce10" office:value-type="float" office:value="615" calcext:value-type="float">
            <text:p>61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2" calcext:value-type="float">
            <text:p>2.0</text:p>
          </table:table-cell>
          <table:table-cell table:style-name="ce9" office:value-type="float" office:value="0.01" calcext:value-type="float">
            <text:p>0.01</text:p>
          </table:table-cell>
          <table:table-cell table:formula="of:=(-1)*0.509*4*SQRT([.C28])/(1+SQRT([.C28]))-[.D33]" office:value-type="float" office:value="-0.138818181818182" calcext:value-type="float">
            <text:p>-1.39E-01</text:p>
          </table:table-cell>
          <table:table-cell table:style-name="ce2" table:formula="of:=[.D17]" office:value-type="float" office:value="0.434143452209932" calcext:value-type="float">
            <text:p>4.34E-01</text:p>
          </table:table-cell>
          <table:table-cell office:value-type="float" office:value="0.000213053314076283" calcext:value-type="float">
            <text:p>2.13E-04</text:p>
          </table:table-cell>
          <table:table-cell table:style-name="ce2" table:formula="of:=([.E28]-[.$E$28])/([.$E$29]-[.$E$28])" office:value-type="float" office:value="-0" calcext:value-type="float">
            <text:p>-0.00E+00</text:p>
          </table:table-cell>
          <table:table-cell table:style-name="ce2" table:formula="of:=[.F28]/[.$F$29]" office:value-type="float" office:value="0.000214780040133103" calcext:value-type="float">
            <text:p>2.15E-04</text:p>
          </table:table-cell>
          <table:table-cell table:style-name="ce2" table:formula="of:=LOG10([.G28]/(1-[.G28]))" office:value-type="string" office:string-value="" calcext:value-type="error">
            <text:p>Err:502</text:p>
          </table:table-cell>
          <table:table-cell table:style-name="ce2" table:formula="of:=LOG10([.H28]/(1-[.H28]))" office:value-type="float" office:value="-3.66791279300208" calcext:value-type="float">
            <text:p>-3.67E+00</text:p>
          </table:table-cell>
          <table:table-cell table:formula="of:=[.I28]-[.B28]+[.$D28]" office:value-type="string" office:string-value="" calcext:value-type="error">
            <text:p>Err:502</text:p>
          </table:table-cell>
          <table:table-cell table:formula="of:=[.J28]-[.B28]+[.$D28]" office:value-type="float" office:value="-5.80673097482027" calcext:value-type="float">
            <text:p>-5.80673097482027</text:p>
          </table:table-cell>
          <table:table-cell table:number-columns-repeated="3"/>
          <table:table-cell table:style-name="ce2" table:formula="of:=[.C4]" office:value-type="float" office:value="0.0000256250100097695" calcext:value-type="float">
            <text:p>2.56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12" calcext:value-type="float">
            <text:p>12.0</text:p>
          </table:table-cell>
          <table:table-cell table:style-name="ce9" office:value-type="float" office:value="0.01" calcext:value-type="float">
            <text:p>0.01</text:p>
          </table:table-cell>
          <table:table-cell table:formula="of:=(-1)*0.509*4*SQRT([.C29])/(1+SQRT([.C29]))-[.D34]" office:value-type="float" office:value="-0.138818181818182" calcext:value-type="float">
            <text:p>-1.39E-01</text:p>
          </table:table-cell>
          <table:table-cell table:style-name="ce2" table:formula="of:=[.D19]" office:value-type="float" office:value="0.0817345968535218" calcext:value-type="float">
            <text:p>8.17E-02</text:p>
          </table:table-cell>
          <table:table-cell office:value-type="float" office:value="0.991960491041209" calcext:value-type="float">
            <text:p>9.92E-01</text:p>
          </table:table-cell>
          <table:table-cell table:style-name="ce2" table:formula="of:=([.E29]-[.$E$28])/([.$E$29]-[.$E$28])" office:value-type="float" office:value="1" calcext:value-type="float">
            <text:p>1.00E+00</text:p>
          </table:table-cell>
          <table:table-cell table:style-name="ce2" table:formula="of:=[.F29]/[.$F$29]" office:value-type="float" office:value="1" calcext:value-type="float">
            <text:p>1.00E+00</text:p>
          </table:table-cell>
          <table:table-cell table:style-name="ce2" table:formula="of:=LOG10([.G29]/(1-[.G29]))" office:value-type="string" office:string-value="" calcext:value-type="error">
            <text:p>#DIV/0!</text:p>
          </table:table-cell>
          <table:table-cell table:style-name="ce2" table:formula="of:=LOG10([.H29]/(1-[.H29]))" office:value-type="string" office:string-value="" calcext:value-type="error">
            <text:p>#DIV/0!</text:p>
          </table:table-cell>
          <table:table-cell table:formula="of:=[.I29]-[.B29]+[.$D29]" office:value-type="string" office:string-value="" calcext:value-type="error">
            <text:p>#DIV/0!</text:p>
          </table:table-cell>
          <table:table-cell table:formula="of:=[.J29]-[.B29]+[.$D29]" office:value-type="string" office:string-value="" calcext:value-type="error">
            <text:p>#DIV/0!</text:p>
          </table:table-cell>
          <table:table-cell table:number-columns-repeated="3"/>
          <table:table-cell table:style-name="ce2" table:formula="of:=[.C6]" office:value-type="float" office:value="0.0000256250100097695" calcext:value-type="float">
            <text:p>2.56E-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12" calcext:value-type="float">
            <text:p>12.0</text:p>
          </table:table-cell>
          <table:table-cell table:style-name="ce9" office:value-type="float" office:value="0.01" calcext:value-type="float">
            <text:p>0.01</text:p>
          </table:table-cell>
          <table:table-cell table:formula="of:=(-1)*0.509*4*SQRT([.C30])/(1+SQRT([.C30]))-[.D35]" office:value-type="float" office:value="-0.138818181818182" calcext:value-type="float">
            <text:p>-1.39E-01</text:p>
          </table:table-cell>
          <table:table-cell table:style-name="ce2" office:value-type="float" office:value="0.306888538608828" calcext:value-type="float">
            <text:p>3.07E-01</text:p>
          </table:table-cell>
          <table:table-cell office:value-type="float" office:value="0.373277814439572" calcext:value-type="float">
            <text:p>3.73E-01</text:p>
          </table:table-cell>
          <table:table-cell table:style-name="ce2" table:formula="of:=([.E30]-[.$E$28])/([.$E$29]-[.$E$28])" office:value-type="float" office:value="0.361100215465371" calcext:value-type="float">
            <text:p>3.61E-01</text:p>
          </table:table-cell>
          <table:table-cell table:style-name="ce2" table:formula="of:=[.F30]/[.$F$29]" office:value-type="float" office:value="0.376303106636598" calcext:value-type="float">
            <text:p>3.76E-01</text:p>
          </table:table-cell>
          <table:table-cell table:style-name="ce2" table:formula="of:=LOG10([.G30]/(1-[.G30]))" office:value-type="float" office:value="-0.247804994102125" calcext:value-type="float">
            <text:p>-2.48E-01</text:p>
          </table:table-cell>
          <table:table-cell table:style-name="ce2" table:formula="of:=LOG10([.H30]/(1-[.H30]))" office:value-type="float" office:value="-0.219435777104775" calcext:value-type="float">
            <text:p>-2.19E-01</text:p>
          </table:table-cell>
          <table:table-cell table:formula="of:=[.I30]-[.B30]+[.$D30]" office:value-type="float" office:value="-12.3866231759203" calcext:value-type="float">
            <text:p>-12.3866231759203</text:p>
          </table:table-cell>
          <table:table-cell table:formula="of:=[.J30]-[.B30]+[.$D30]" office:value-type="float" office:value="-12.358253958923" calcext:value-type="float">
            <text:p>-12.358253958923</text:p>
          </table:table-cell>
          <table:table-cell table:number-columns-repeated="3"/>
          <table:table-cell table:style-name="ce2" table:formula="of:=[.P29]" office:value-type="float" office:value="0.0000256250100097695" calcext:value-type="float">
            <text:p>2.56E-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7.3" calcext:value-type="float">
            <text:p>7.3</text:p>
          </table:table-cell>
          <table:table-cell table:style-name="ce9" office:value-type="float" office:value="0.01" calcext:value-type="float">
            <text:p>0.01</text:p>
          </table:table-cell>
          <table:table-cell table:formula="of:=(-1)*0.509*4*SQRT([.C31])/(1+SQRT([.C31]))-[.D36]" office:value-type="float" office:value="-0.138818181818182" calcext:value-type="float">
            <text:p>-1.39E-01</text:p>
          </table:table-cell>
          <table:table-cell table:style-name="ce2" office:value-type="float" office:value="0.252243537795362" calcext:value-type="float">
            <text:p>2.52E-01</text:p>
          </table:table-cell>
          <table:table-cell office:value-type="float" office:value="0.578455758809984" calcext:value-type="float">
            <text:p>5.78E-01</text:p>
          </table:table-cell>
          <table:table-cell table:style-name="ce2" table:formula="of:=([.E31]-[.$E$28])/([.$E$29]-[.$E$28])" office:value-type="float" office:value="0.516161588024243" calcext:value-type="float">
            <text:p>5.16E-01</text:p>
          </table:table-cell>
          <table:table-cell table:style-name="ce2" table:formula="of:=[.F31]/[.$F$29]" office:value-type="float" office:value="0.583143949818817" calcext:value-type="float">
            <text:p>5.83E-01</text:p>
          </table:table-cell>
          <table:table-cell table:style-name="ce2" table:formula="of:=LOG10([.G31]/(1-[.G31]))" office:value-type="float" office:value="0.0280853377894035" calcext:value-type="float">
            <text:p>2.81E-02</text:p>
          </table:table-cell>
          <table:table-cell table:style-name="ce2" table:formula="of:=LOG10([.H31]/(1-[.H31]))" office:value-type="float" office:value="0.145789664974727" calcext:value-type="float">
            <text:p>1.46E-01</text:p>
          </table:table-cell>
          <table:table-cell table:formula="of:=[.I31]-[.B31]+[.$D31]" office:value-type="float" office:value="-7.41073284402878" calcext:value-type="float">
            <text:p>-7.41073284402878</text:p>
          </table:table-cell>
          <table:table-cell table:formula="of:=[.J31]-[.B31]+[.$D31]" office:value-type="float" office:value="-7.29302851684346" calcext:value-type="float">
            <text:p>-7.29302851684346</text:p>
          </table:table-cell>
          <table:table-cell table:number-columns-repeated="3"/>
          <table:table-cell table:style-name="ce2" table:formula="of:=[.P30]" office:value-type="float" office:value="0.0000256250100097695" calcext:value-type="float">
            <text:p>2.56E-05</text:p>
          </table:table-cell>
        </table:table-row>
        <table:table-row table:style-name="ro1">
          <table:table-cell table:number-columns-repeated="8"/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g(gamma-)</text:p>
          </table:table-cell>
          <table:table-cell table:formula="of:=-0.509*SQRT([.C28])/(1+SQRT([.C28]))" office:value-type="float" office:value="-0.0462727272727273" calcext:value-type="float">
            <text:p>-4.63E-02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-0.509*SQRT([.C29])/(1+SQRT([.C29]))" office:value-type="float" office:value="-0.0462727272727273" calcext:value-type="float">
            <text:p>-4.63E-02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-0.509*SQRT([.C30])/(1+SQRT([.C30]))" office:value-type="float" office:value="-0.0462727272727273" calcext:value-type="float">
            <text:p>-4.63E-02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-0.509*SQRT([.C31])/(1+SQRT([.C31]))" office:value-type="float" office:value="-0.0462727272727273" calcext:value-type="float">
            <text:p>-4.63E-02</text:p>
          </table:table-cell>
          <table:table-cell table:number-columns-repeated="12"/>
        </table:table-row>
        <table:table-row table:style-name="ro1" table:number-rows-repeated="1048539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1" number:min-decimal-places="1" number:min-integer-digits="1"/>
    </number:number-style>
    <number:number-style style:name="N123">
      <number:number number:decimal-places="3" number:min-decimal-places="3" number:min-integer-digits="1" number:grouping="true"/>
    </number:number-style>
    <number:number-style style:name="N124">
      <number:number number:decimal-places="4" number:min-decimal-places="4" number:min-integer-digits="1" number:grouping="true"/>
    </number:number-style>
    <number:number-style style:name="N125">
      <number:number number:decimal-places="13" number:min-decimal-places="13" number:min-integer-digits="1"/>
    </number:number-style>
    <number:number-style style:name="N126">
      <number:number number:decimal-places="12" number:min-decimal-places="12" number:min-integer-digits="1"/>
    </number:number-style>
    <number:number-style style:name="N127">
      <number:number number:decimal-places="11" number:min-decimal-places="11" number:min-integer-digits="1"/>
    </number:number-style>
    <number:number-style style:name="N128">
      <number:number number:decimal-places="14" number:min-decimal-places="14" number:min-integer-digits="1"/>
    </number:number-style>
    <number:number-style style:name="N129">
      <number:number number:decimal-places="15" number:min-decimal-places="15" number:min-integer-digits="1"/>
    </number:number-style>
    <number:number-style style:name="N130">
      <number:number number:decimal-places="16" number:min-decimal-places="16" number:min-integer-digits="1"/>
    </number:number-style>
    <number:number-style style:name="N131">
      <number:number number:decimal-places="17" number:min-decimal-places="17" number:min-integer-digits="1"/>
    </number:number-style>
    <number:number-style style:name="N132">
      <number:number number:decimal-places="5" number:min-decimal-places="5" number:min-integer-digits="1" number:grouping="true"/>
    </number:number-style>
    <number:number-style style:name="N133">
      <number:number number:decimal-places="6" number:min-decimal-places="6" number:min-integer-digits="1" number:grouping="true"/>
    </number:number-style>
    <number:number-style style:name="N134">
      <number:number number:decimal-places="7" number:min-decimal-places="7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10:34:58.246435815</meta:creation-date>
    <dc:date>2024-10-20T14:16:11.117374181</dc:date>
    <meta:editing-duration>PT3H38M44S</meta:editing-duration>
    <meta:editing-cycles>23</meta:editing-cycles>
    <meta:generator>LibreOffice/7.4.7.2$Linux_X86_64 LibreOffice_project/40$Build-2</meta:generator>
    <meta:document-statistic meta:table-count="1" meta:cell-count="183" meta:object-count="0"/>
  </office:meta>
</office:document-meta>
</file>